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Andale Mono', 'Ubuntu Mono', monospace"/>
    <style:font-face style:name="Helvetica Neue" svg:font-family="'Helvetica Neue', Helvetica, Arial, sans-serif,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text-properties officeooo:rsid="000275e6" officeooo:paragraph-rsid="000275e6"/>
    </style:style>
    <style:style style:name="P2" style:family="paragraph" style:parent-style-name="Standard">
      <style:text-properties fo:font-size="18pt" officeooo:rsid="000275e6" officeooo:paragraph-rsid="000275e6" style:font-size-asian="15.75pt" style:font-size-complex="18pt"/>
    </style:style>
    <style:style style:name="P3" style:family="paragraph" style:parent-style-name="Standard">
      <style:text-properties fo:font-size="18pt" officeooo:rsid="0003187f" officeooo:paragraph-rsid="0003187f" style:font-size-asian="15.75pt" style:font-size-complex="18pt"/>
    </style:style>
    <style:style style:name="P4" style:family="paragraph" style:parent-style-name="Standard">
      <style:text-properties officeooo:rsid="0003daa1" officeooo:paragraph-rsid="0003daa1"/>
    </style:style>
    <style:style style:name="P5" style:family="paragraph" style:parent-style-name="Standard">
      <style:text-properties officeooo:paragraph-rsid="0003187f"/>
    </style:style>
    <style:style style:name="P6" style:family="paragraph" style:parent-style-name="Standard">
      <style:text-properties officeooo:rsid="000695f4" officeooo:paragraph-rsid="000695f4"/>
    </style:style>
    <style:style style:name="P7" style:family="paragraph" style:parent-style-name="Heading_20_2">
      <style:text-properties fo:font-variant="normal" fo:text-transform="none" fo:color="#272c37" loext:opacity="100%" style:font-name="Roboto" fo:font-size="18pt" fo:letter-spacing="normal" fo:font-style="normal" fo:font-weight="normal" officeooo:rsid="00093559" officeooo:paragraph-rsid="00093559" style:font-size-asian="17.5pt" style:font-size-complex="20pt"/>
    </style:style>
    <style:style style:name="P8" style:family="paragraph" style:parent-style-name="Standard">
      <style:text-properties fo:font-variant="normal" fo:text-transform="none" fo:color="#16161d" loext:opacity="100%" style:font-name="Helvetica Neue" fo:font-size="13.5pt" fo:letter-spacing="normal" fo:font-style="normal" fo:font-weight="normal" officeooo:paragraph-rsid="0003187f"/>
    </style:style>
    <style:style style:name="P9" style:family="paragraph" style:parent-style-name="Standard">
      <style:text-properties fo:font-variant="normal" fo:text-transform="none" fo:color="#16161d" loext:opacity="100%" style:font-name="Helvetica Neue" fo:font-size="13.5pt" fo:letter-spacing="normal" fo:font-style="normal" fo:font-weight="normal" officeooo:rsid="000695f4" officeooo:paragraph-rsid="000695f4"/>
    </style:style>
    <style:style style:name="P10" style:family="paragraph" style:parent-style-name="Text_20_body">
      <style:text-properties fo:font-variant="normal" fo:text-transform="none" fo:color="#16161d" loext:opacity="100%" style:font-name="Helvetica Neue" fo:font-size="13.5pt" fo:letter-spacing="normal" fo:font-style="normal" fo:font-weight="normal" officeooo:rsid="000695f4" officeooo:paragraph-rsid="000695f4"/>
    </style:style>
    <style:style style:name="P11" style:family="paragraph" style:parent-style-name="Standard">
      <style:text-properties fo:font-variant="normal" fo:text-transform="none" fo:color="#16161d" loext:opacity="100%" style:font-name="Helvetica Neue" fo:font-size="20pt" fo:letter-spacing="normal" fo:font-style="normal" fo:font-weight="normal" officeooo:rsid="000695f4" officeooo:paragraph-rsid="000695f4" style:font-size-asian="17.5pt" style:font-size-complex="20pt"/>
    </style:style>
    <style:style style:name="P12" style:family="paragraph" style:parent-style-name="Standard">
      <style:text-properties fo:font-variant="normal" fo:text-transform="none" fo:color="#16161d" loext:opacity="100%" style:font-name="Helvetica Neue" fo:font-size="20pt" fo:letter-spacing="normal" fo:font-style="normal" fo:font-weight="normal" officeooo:rsid="00093559" officeooo:paragraph-rsid="00093559" style:font-size-asian="17.5pt" style:font-size-complex="20pt"/>
    </style:style>
    <style:style style:name="P13" style:family="paragraph" style:parent-style-name="Standard">
      <style:text-properties fo:font-variant="normal" fo:text-transform="none" fo:color="#16161d" loext:opacity="100%" style:font-name="Helvetica Neue" fo:font-size="20pt" fo:letter-spacing="normal" fo:font-style="normal" fo:font-weight="normal" officeooo:rsid="000ab181" officeooo:paragraph-rsid="000ab181" style:font-size-asian="17.5pt" style:font-size-complex="20pt"/>
    </style:style>
    <style:style style:name="P14" style:family="paragraph" style:parent-style-name="Standard">
      <style:text-properties fo:font-variant="normal" fo:text-transform="none" fo:color="#16161d" loext:opacity="100%" style:font-name="Helvetica Neue" fo:font-size="20pt" fo:letter-spacing="normal" fo:font-style="normal" fo:font-weight="normal" officeooo:rsid="000c628a" officeooo:paragraph-rsid="000c628a" style:font-size-asian="17.5pt" style:font-size-complex="20pt"/>
    </style:style>
    <style:style style:name="P15" style:family="paragraph" style:parent-style-name="Standard">
      <style:text-properties fo:font-variant="normal" fo:text-transform="none" fo:color="#16161d" loext:opacity="100%" style:font-name="Helvetica Neue" fo:font-size="20pt" fo:letter-spacing="normal" fo:font-style="normal" fo:font-weight="normal" officeooo:rsid="000d63d6" officeooo:paragraph-rsid="000d63d6" style:font-size-asian="17.5pt" style:font-size-complex="20pt"/>
    </style:style>
    <style:style style:name="P16" style:family="paragraph" style:parent-style-name="Standard">
      <style:text-properties fo:font-variant="normal" fo:text-transform="none" fo:color="#16161d" loext:opacity="100%" style:font-name="Helvetica Neue" fo:font-size="20pt" fo:letter-spacing="normal" fo:font-style="normal" fo:font-weight="normal" officeooo:rsid="000e3d5a" officeooo:paragraph-rsid="000e3d5a" style:font-size-asian="17.5pt" style:font-size-complex="20pt"/>
    </style:style>
    <style:style style:name="P17" style:family="paragraph" style:parent-style-name="Standard">
      <style:text-properties fo:font-variant="normal" fo:text-transform="none" fo:color="#16161d" loext:opacity="100%" style:font-name="Helvetica Neue" fo:font-size="20pt" fo:letter-spacing="normal" fo:font-style="normal" fo:font-weight="normal" officeooo:rsid="000fa25b" officeooo:paragraph-rsid="000fa25b" style:font-size-asian="17.5pt" style:font-size-complex="20pt"/>
    </style:style>
    <style:style style:name="P18" style:family="paragraph" style:parent-style-name="Standard">
      <style:text-properties fo:font-variant="normal" fo:text-transform="none" fo:color="#16161d" loext:opacity="100%" style:font-name="Helvetica Neue" fo:font-size="20pt" fo:letter-spacing="normal" fo:font-style="normal" fo:font-weight="normal" officeooo:rsid="00106f95" officeooo:paragraph-rsid="00106f95" style:font-size-asian="17.5pt" style:font-size-complex="20pt"/>
    </style:style>
    <style:style style:name="P19" style:family="paragraph" style:parent-style-name="Standard">
      <style:text-properties fo:font-variant="normal" fo:text-transform="none" fo:color="#16161d" loext:opacity="100%" style:font-name="Helvetica Neue" fo:font-size="20pt" fo:letter-spacing="normal" fo:font-style="normal" fo:font-weight="normal" officeooo:rsid="00106f95" officeooo:paragraph-rsid="00106f95" style:font-size-asian="17.5pt" style:font-style-asian="normal" style:font-weight-asian="normal" style:font-size-complex="20pt" style:font-style-complex="normal" style:font-weight-complex="normal"/>
    </style:style>
    <style:style style:name="P20" style:family="paragraph" style:parent-style-name="Standard">
      <style:text-properties fo:font-variant="normal" fo:text-transform="none" fo:color="#16161d" loext:opacity="100%" style:font-name="Helvetica Neue" fo:font-size="20pt" fo:letter-spacing="normal" fo:font-style="normal" fo:font-weight="normal" officeooo:rsid="0011cf83" officeooo:paragraph-rsid="00106f95" style:font-size-asian="17.5pt" style:font-style-asian="normal" style:font-weight-asian="normal" style:font-size-complex="20pt" style:font-style-complex="normal" style:font-weight-complex="normal"/>
    </style:style>
    <style:style style:name="P21" style:family="paragraph" style:parent-style-name="Standard">
      <style:text-properties fo:font-variant="normal" fo:text-transform="none" fo:color="#16161d" loext:opacity="100%" style:font-name="Helvetica Neue" fo:font-size="20pt" fo:letter-spacing="normal" fo:font-style="normal" fo:font-weight="normal" officeooo:rsid="0015d7e6" officeooo:paragraph-rsid="0015d7e6" style:font-size-asian="17.5pt" style:font-style-asian="normal" style:font-weight-asian="normal" style:font-size-complex="20pt" style:font-style-complex="normal" style:font-weight-complex="normal"/>
    </style:style>
    <style:style style:name="P22" style:family="paragraph" style:parent-style-name="Standard">
      <style:text-properties fo:font-variant="normal" fo:text-transform="none" fo:color="#16161d" loext:opacity="100%" style:font-name="Helvetica Neue" fo:font-size="20pt" fo:letter-spacing="normal" fo:font-style="italic" fo:font-weight="normal" officeooo:rsid="000fa25b" officeooo:paragraph-rsid="000fa25b" style:font-size-asian="17.5pt" style:font-style-asian="normal" style:font-size-complex="20pt" style:font-style-complex="normal"/>
    </style:style>
    <style:style style:name="P23" style:family="paragraph" style:parent-style-name="Standard">
      <style:text-properties fo:font-variant="normal" fo:text-transform="none" fo:color="#16161d" loext:opacity="100%" style:font-name="Helvetica Neue" fo:font-size="20pt" fo:letter-spacing="normal" fo:font-style="italic" fo:font-weight="normal" officeooo:rsid="00106f95" officeooo:paragraph-rsid="00106f95" style:font-size-asian="17.5pt" style:font-style-asian="normal" style:font-size-complex="20pt" style:font-style-complex="normal"/>
    </style:style>
    <style:style style:name="P24" style:family="paragraph" style:parent-style-name="Text_20_body">
      <style:paragraph-properties fo:margin-left="0cm" fo:margin-right="0cm" fo:margin-top="0cm" fo:margin-bottom="0.688cm" style:contextual-spacing="false" style:line-height-at-least="0.688cm" fo:text-align="start" style:justify-single-word="false" fo:orphans="2" fo:widows="2" fo:text-indent="0cm" style:auto-text-indent="false"/>
      <style:text-properties fo:font-variant="normal" fo:text-transform="none" fo:color="#51565e" loext:opacity="100%" style:font-name="Roboto" fo:font-size="12pt" fo:letter-spacing="normal" fo:font-style="normal" fo:font-weight="normal"/>
    </style:style>
    <style:style style:name="P25" style:family="paragraph" style:parent-style-name="Standard">
      <style:text-properties fo:font-variant="normal" fo:text-transform="none" fo:color="#bac8d4" loext:opacity="100%" style:font-name="Consolas" fo:font-size="18pt" fo:letter-spacing="normal" fo:font-style="normal" fo:font-weight="bold" officeooo:rsid="001d49af" officeooo:paragraph-rsid="001c8a6e" style:font-size-asian="15.75pt" style:font-weight-asian="bold" style:font-size-complex="18pt" style:font-weight-complex="bold"/>
    </style:style>
    <style:style style:name="P26" style:family="paragraph" style:parent-style-name="Standard">
      <style:text-properties fo:font-variant="normal" fo:text-transform="none" fo:color="#bac8d4" loext:opacity="100%" style:font-name="Consolas" fo:font-size="18pt" fo:letter-spacing="normal" fo:font-style="normal" fo:font-weight="bold" officeooo:rsid="001dc094" officeooo:paragraph-rsid="001dc094" style:font-size-asian="15.75pt" style:font-weight-asian="bold" style:font-size-complex="18pt" style:font-weight-complex="bold"/>
    </style:style>
    <style:style style:name="P27" style:family="paragraph" style:parent-style-name="Text_20_body">
      <style:paragraph-properties fo:margin-left="0cm" fo:margin-right="0cm" fo:margin-top="0cm" fo:margin-bottom="0.688cm" style:contextual-spacing="false" style:line-height-at-least="0.688cm" fo:text-align="start" style:justify-single-word="false" fo:orphans="2" fo:widows="2" fo:text-indent="0cm" style:auto-text-indent="false"/>
    </style:style>
    <style:style style:name="P28" style:family="paragraph" style:parent-style-name="Standard">
      <style:text-properties officeooo:rsid="001aa9f8" officeooo:paragraph-rsid="001aa9f8"/>
    </style:style>
    <style:style style:name="P29" style:family="paragraph" style:parent-style-name="Text_20_body" style:list-style-name="L1"/>
    <style:style style:name="P30" style:family="paragraph" style:parent-style-name="Text_20_body" style:list-style-name="L1">
      <style:paragraph-properties fo:margin-top="0cm" fo:margin-bottom="0cm" style:contextual-spacing="false"/>
    </style:style>
    <style:style style:name="T1" style:family="text">
      <style:text-properties fo:font-variant="normal" fo:text-transform="none" fo:color="#16161d" loext:opacity="100%" style:font-name="Helvetica Neue" fo:font-size="13.5pt" fo:letter-spacing="normal" fo:font-style="normal" fo:font-weight="normal"/>
    </style:style>
    <style:style style:name="T2" style:family="text">
      <style:text-properties fo:font-variant="normal" fo:text-transform="none" fo:color="#16161d" loext:opacity="100%" style:font-name="Helvetica Neue" fo:font-size="20pt" fo:letter-spacing="normal" fo:font-style="normal" fo:font-weight="normal" style:font-size-asian="17.5pt" style:font-size-complex="20pt"/>
    </style:style>
    <style:style style:name="T3" style:family="text">
      <style:text-properties fo:font-variant="normal" fo:text-transform="none" fo:color="#16161d" loext:opacity="100%" fo:letter-spacing="normal"/>
    </style:style>
    <style:style style:name="T4" style:family="text">
      <style:text-properties fo:font-variant="normal" fo:text-transform="none" fo:color="#00aeef" loext:opacity="100%" style:font-name="Helvetica Neue" fo:font-size="13.5pt" fo:letter-spacing="normal" fo:font-style="normal" fo:font-weight="normal"/>
    </style:style>
    <style:style style:name="T5" style:family="text">
      <style:text-properties fo:font-variant="normal" fo:text-transform="none" fo:color="#51565e" loext:opacity="100%" style:font-name="Roboto" fo:font-size="12pt" fo:letter-spacing="normal" fo:font-style="normal" fo:font-weight="normal"/>
    </style:style>
    <style:style style:name="T6" style:family="text">
      <style:text-properties fo:font-variant="normal" fo:text-transform="none" fo:color="#1179ef" loext:opacity="100%" style:text-line-through-style="none" style:text-line-through-type="none" style:font-name="Roboto" fo:font-size="12pt" fo:letter-spacing="normal" fo:font-style="normal" style:text-underline-style="none" fo:font-weight="normal" style:text-blinking="false"/>
    </style:style>
    <style:style style:name="T7" style:family="text">
      <style:text-properties fo:font-size="18pt" officeooo:rsid="0003187f" style:font-size-asian="15.75pt" style:font-size-complex="18pt"/>
    </style:style>
    <style:style style:name="T8" style:family="text">
      <style:text-properties officeooo:rsid="00052a18"/>
    </style:style>
    <style:style style:name="T9" style:family="text">
      <style:text-properties officeooo:rsid="000c1626"/>
    </style:style>
    <style:style style:name="T10" style:family="text">
      <style:text-properties fo:font-style="italic" style:font-style-asian="italic" style:font-style-complex="italic"/>
    </style:style>
    <style:style style:name="T11" style:family="text">
      <style:text-properties fo:font-style="italic" style:font-style-asian="normal" style:font-style-complex="normal"/>
    </style:style>
    <style:style style:name="T12" style:family="text">
      <style:text-properties style:font-style-asian="normal" style:font-weight-asian="normal" style:font-style-complex="normal" style:font-weight-complex="normal"/>
    </style:style>
    <style:style style:name="T13" style:family="text">
      <style:text-properties officeooo:rsid="0011cf83"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Webisttes <text:s/>leaen hacking </text:p>
      <text:p text:style-name="P28"><text:s text:c="2"/><text:a xlink:type="simple" xlink:href="https://tryhackme.com/" text:style-name="Internet_20_link" text:visited-style-name="Visited_20_Internet_20_Link">https://tryhackme.com/</text:a></text:p>
      <text:p text:style-name="P28"><text:s text:c="2"/><text:a xlink:type="simple" xlink:href="https://www.hackthebox.com/" text:style-name="Internet_20_link" text:visited-style-name="Visited_20_Internet_20_Link">https://www.hackthebox.com/</text:a></text:p>
      <text:p text:style-name="P28"><text:s text:c="2"/>https://picoctf.org/</text:p>
      <text:p text:style-name="P4">Link for <text:s/>basics <text:span text:style-name="T8">networking </text:span><text:s text:c="2"/>- https://www.hackers-arise.com/networks-basics</text:p>
      <text:p text:style-name="P1">PRIVACY</text:p>
      <text:p text:style-name="P2"><text:s text:c="4"/>A state in which one is not observed by others</text:p>
      <text:p text:style-name="P2">* id : visible</text:p>
      <text:p text:style-name="P2">* acticity : not visisble</text:p>
      <text:p text:style-name="P2"/>
      <text:p text:style-name="P2">ANONTMITY</text:p>
      <text:p text:style-name="P2">* a state where the id is hidden</text:p>
      <text:p text:style-name="P2">* id : not visible</text:p>
      <text:p text:style-name="P2">*Activity : visible</text:p>
      <text:p text:style-name="P2"/>
      <text:p text:style-name="P2"/>
      <text:p text:style-name="P3">DARK WEB</text:p>
      <text:p text:style-name="P3"><text:s text:c="4"/>dark web refers to encrpted online content that is not indexed by the conventional that is not indexed by the conventional is not indexd by the conventtional search engined also known as the dark net the dark web <text:s/>is a component of the deep web that describe the wider breath of conetent that does not appear throughr regular internet browsingv activites</text:p>
      <text:p text:style-name="P3"/>
      <text:p text:style-name="P5"><text:span text:style-name="T7"><text:s text:c="2"/></text:span><text:span text:style-name="T1">The dark web is a part of the internet that isn't indexed by search engines. You've no doubt heard talk of the “dark web” as a hotbed of criminal activity — and it is. Researchers Daniel Moore and Thomas Rid of King's College in London </text:span><text:a xlink:type="simple" xlink:href="http://www.tandfonline.com/doi/abs/10.1080/00396338.2016.1142085" text:style-name="Internet_20_link" text:visited-style-name="Visited_20_Internet_20_Link"><text:span text:style-name="T4">classified the contents</text:span></text:a><text:span text:style-name="T3"> </text:span><text:span text:style-name="T1">of 2,723 live dark web sites over a five-week period in 2015 and found that 57% host illicit material. </text:span></text:p>
      <text:p text:style-name="P8"/>
      <text:p text:style-name="P8"/>
      <text:p text:style-name="P8"/>
      <text:p text:style-name="P6"><text:span text:style-name="T1">Yersinia tool - </text:span><text:a xlink:type="simple" xlink:href="https://www.kali.org/tools/yersinia/" text:style-name="Internet_20_link" text:visited-style-name="Visited_20_Internet_20_Link">https://www.kali.org/tools/yersinia/</text:a></text:p>
      <text:p text:style-name="P9"/>
      <text:p text:style-name="P10">Yersinia is a framework for performing layer 2 attacks. It is designed to take advantage of some weakeness in different network protocols. It pretends to be a solid framework for analyzing and testing the deployed networks and systems.</text:p>
      <text:p text:style-name="Text_20_body">Attacks for the following network protocols are implemented in this particular release:</text:p>
      <text:list xml:id="list1664608091" text:style-name="L1">
        <text:list-item>
          <text:p text:style-name="P30"><text:soft-page-break/>Spanning Tree Protocol (STP).</text:p>
        </text:list-item>
        <text:list-item>
          <text:p text:style-name="P30">Cisco Discovery Protocol (CDP).</text:p>
        </text:list-item>
        <text:list-item>
          <text:p text:style-name="P30">Dynamic Trunking Protocol (DTP).</text:p>
        </text:list-item>
        <text:list-item>
          <text:p text:style-name="P30">Dynamic Host Configuration Protocol (DHCP).</text:p>
        </text:list-item>
        <text:list-item>
          <text:p text:style-name="P30">Hot Standby Router Protocol (HSRP).</text:p>
        </text:list-item>
        <text:list-item>
          <text:p text:style-name="P30">802.1q.</text:p>
        </text:list-item>
        <text:list-item>
          <text:p text:style-name="P30">802.1x.</text:p>
        </text:list-item>
        <text:list-item>
          <text:p text:style-name="P30">Inter-Switch Link Protocol (ISL).</text:p>
        </text:list-item>
        <text:list-item>
          <text:p text:style-name="P29">VLAN Trunking Protocol (VTP).</text:p>
        </text:list-item>
      </text:list>
      <text:p text:style-name="Text_20_body"><text:span text:style-name="Strong_20_Emphasis">Installed size:</text:span> <text:span text:style-name="Source_20_Text">437 KB</text:span><text:line-break/><text:span text:style-name="Strong_20_Emphasis">How to install:</text:span> <text:span text:style-name="Source_20_Text">sudo apt install yersinia</text:span></text:p>
      <text:p text:style-name="P9"/>
      <text:p text:style-name="P6"><text:span text:style-name="T1">*</text:span><text:span text:style-name="T2"> yersinia -G</text:span></text:p>
      <text:p text:style-name="P11">- get graphical user interface</text:p>
      <text:p text:style-name="P11"/>
      <text:p text:style-name="P12">METASPLOIT</text:p>
      <text:h text:style-name="P7" text:outline-level="2"><text:bookmark text:name="what_is_metasploit_and_how_does_it_work"/>What Is Metasploit, and How Does It Work?</text:h>
      <text:p text:style-name="P27"><text:span text:style-name="T5">Metasploit is the world’s leading open-source penetrating framework used by security engineers as a penetration testing system and a development platform that allows to create security tools and exploits. The framework makes hacking simple for both </text:span><text:a xlink:type="simple" xlink:href="https://www.simplilearn.com/tutorials/cyber-security-tutorial/types-of-cyber-attacks" office:target-frame-name="_blank" xlink:show="new" text:style-name="Internet_20_link" text:visited-style-name="Visited_20_Internet_20_Link"><text:span text:style-name="T6">attackers</text:span></text:a><text:span text:style-name="T5"> and defenders. </text:span></text:p>
      <text:p text:style-name="P24">The various tools, libraries, user interfaces, and modules of Metasploit allow a user to configure an exploit module, pair with a payload, point at a target, and launch at the target system. Metasploit’s large and extensive database houses hundreds of exploits and several payload options.</text:p>
      <text:p text:style-name="P24">A Metasploit penetration test begins with the information gathering phase, wherein Matsploit integrates with various reconnaissance tools like Nmap, SNMP scanning, and Windows patch enumeration, and Nessus to find the vulnerable spot in your system. Once the weakness is identified, choose an exploit and payload to penetrate the chink in the armor. If the exploit is successful, the payload gets executed at the target, and the user gets a shell to interact with the payload. One of the most popular payloads to attack Windows systems is Meterpreter – an in-memory-only interactive shell. Once on the target machine, Metasploit offers various exploitation tools for privilege escalation, packet sniffing, pass the hash, keyloggers, screen capture, plus <text:soft-page-break/>pivoting tools. Users can also set up a persistent backdoor if the target machine gets rebooted. </text:p>
      <text:p text:style-name="P24">The extensive features available in Metasploit are modular and extensible, making it easy to configure as per every user requirement.  </text:p>
      <text:p text:style-name="P13">Install link <text:span text:style-name="T9">wiki link</text:span> -https://www.fosslinux.com/48112/install-metasploit-kali-linux.htm</text:p>
      <text:p text:style-name="P13"/>
      <text:p text:style-name="P14">Exploits – piece of code </text:p>
      <text:p text:style-name="P15">Auxliary – sniffing</text:p>
      <text:p text:style-name="P15">Payloads – malware ,virus</text:p>
      <text:p text:style-name="P15">encoders – system antivirus bypass</text:p>
      <text:p text:style-name="P15">nops - <text:s/>sending payload dont to be crashed</text:p>
      <text:p text:style-name="P16">Evasion – antivirus bypass</text:p>
      <text:p text:style-name="P16"/>
      <text:p text:style-name="P15"/>
      <text:p text:style-name="P17">Real life secenrio </text:p>
      <text:p text:style-name="P17"><text:s text:c="2"/>1 . information gathering</text:p>
      <text:p text:style-name="P17">2. to find what port is runiing servcies.version numbers</text:p>
      <text:p text:style-name="P17">3.find the exploit in the metasploit db</text:p>
      <text:p text:style-name="P17"/>
      <text:p text:style-name="P17">metasploit framework location</text:p>
      <text:p text:style-name="P17">- <text:span text:style-name="T10">usr</text:span><text:span text:style-name="T11">/share/metasploit-framework</text:span></text:p>
      <text:p text:style-name="P22">files and uses</text:p>
      <text:p text:style-name="P22">* data – saves the explots and details</text:p>
      <text:p text:style-name="P22">* documentaions – need wokring documnetations</text:p>
      <text:p text:style-name="P23">*lib – all about need to working metasplot</text:p>
      <text:p text:style-name="P19">* modules – all exploits</text:p>
      <text:p text:style-name="P19"><text:soft-page-break/>*plugins – connecting other tools</text:p>
      <text:p text:style-name="P18"><text:span text:style-name="T12">* </text:span><text:span text:style-name="T13">scripts – all working scripts</text:span></text:p>
      <text:p text:style-name="P20">* tools – other utility tools</text:p>
      <text:p text:style-name="P20"/>
      <text:p text:style-name="P21">blog owner links -</text:p>
      <text:p text:style-name="P17"><text:a xlink:type="simple" xlink:href="https://irfaanshakeel.medium.com/" text:style-name="Internet_20_link" text:visited-style-name="Visited_20_Internet_20_Link">https://irfaanshakeel.medium.com/</text:a></text:p>
      <text:p text:style-name="P17"><text:s/></text:p>
      <text:p text:style-name="P17"/>
      <text:p text:style-name="P17"/>
      <text:p text:style-name="P25"/>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Andale Mono', 'Ubuntu Mono', monospace"/>
    <style:font-face style:name="Helvetica Neue" svg:font-family="'Helvetica Neue', Helvetica, Arial, sans-serif,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22:48:51.141479730</meta:creation-date>
    <meta:generator>LibreOffice/7.3.7.2$Linux_X86_64 LibreOffice_project/30$Build-2</meta:generator>
    <dc:date>2023-02-01T21:57:49.458335524</dc:date>
    <meta:editing-duration>PT5H16M43S</meta:editing-duration>
    <meta:editing-cycles>19</meta:editing-cycles>
    <meta:document-statistic meta:table-count="0" meta:image-count="0" meta:object-count="0" meta:page-count="4" meta:paragraph-count="61" meta:word-count="636" meta:character-count="4188" meta:non-whitespace-character-count="3574"/>
  </office:meta>
</office:document-meta>
</file>